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5.26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8.78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2mm" svg:height="90.05mm" svg:x="287.9mm" svg:y="15.67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0.9184949" calcext:value-type="float">
            <text:p>0.9184949</text:p>
          </table:table-cell>
          <table:table-cell office:value-type="float" office:value="0.3925627" calcext:value-type="float">
            <text:p>0.3925627</text:p>
          </table:table-cell>
          <table:table-cell office:value-type="float" office:value="0.04921771" calcext:value-type="float">
            <text:p>0.04921771</text:p>
          </table:table-cell>
          <table:table-cell office:value-type="float" office:value="0.9184949" calcext:value-type="float">
            <text:p>0.9184949</text:p>
          </table:table-cell>
          <table:table-cell office:value-type="float" office:value="0.6077698" calcext:value-type="float">
            <text:p>0.6077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6958877" calcext:value-type="float">
            <text:p>6.958877E-05</text:p>
          </table:table-cell>
          <table:table-cell office:value-type="float" office:value="0" calcext:value-type="float">
            <text:p>0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.2064286" calcext:value-type="float">
            <text:p>0.2064286</text:p>
          </table:table-cell>
          <table:table-cell office:value-type="float" office:value="0.9435356" calcext:value-type="float">
            <text:p>0.9435356</text:p>
          </table:table-cell>
          <table:table-cell office:value-type="float" office:value="0.2946388" calcext:value-type="float">
            <text:p>0.2946388</text:p>
          </table:table-cell>
          <table:table-cell office:value-type="float" office:value="0.2064286" calcext:value-type="float">
            <text:p>0.2064286</text:p>
          </table:table-cell>
          <table:table-cell office:value-type="float" office:value="0.4999893" calcext:value-type="float">
            <text:p>0.4999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32012" calcext:value-type="float">
            <text:p>0.1632012</text:p>
          </table:table-cell>
          <table:table-cell table:number-columns-repeated="23"/>
        </table:table-row>
        <table:table-row table:style-name="ro1">
          <table:table-cell office:value-type="float" office:value="0.5966992" calcext:value-type="float">
            <text:p>0.5966992</text:p>
          </table:table-cell>
          <table:table-cell office:value-type="float" office:value="0.6305558" calcext:value-type="float">
            <text:p>0.6305558</text:p>
          </table:table-cell>
          <table:table-cell office:value-type="float" office:value="0.195923" calcext:value-type="float">
            <text:p>0.195923</text:p>
          </table:table-cell>
          <table:table-cell office:value-type="float" office:value="0.5966992" calcext:value-type="float">
            <text:p>0.5966992</text:p>
          </table:table-cell>
          <table:table-cell office:value-type="float" office:value="0.6110085" calcext:value-type="float">
            <text:p>0.6110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53033" calcext:value-type="float">
            <text:p>0.1053033</text:p>
          </table:table-cell>
          <table:table-cell table:number-columns-repeated="23"/>
        </table:table-row>
        <table:table-row table:style-name="ro1">
          <table:table-cell office:value-type="float" office:value="0.0000000000004312772" calcext:value-type="float">
            <text:p>4.312772E-13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00006363625" calcext:value-type="float">
            <text:p>6.363625E-09</text:p>
          </table:table-cell>
          <table:table-cell office:value-type="float" office:value="0.0000000000004312772" calcext:value-type="float">
            <text:p>4.312772E-13</text:p>
          </table:table-cell>
          <table:table-cell office:value-type="float" office:value="0.1683448" calcext:value-type="float">
            <text:p>0.1683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27635" calcext:value-type="float">
            <text:p>0.1027635</text:p>
          </table:table-cell>
          <table:table-cell table:number-columns-repeated="23"/>
        </table:table-row>
        <table:table-row table:style-name="ro1">
          <table:table-cell office:value-type="float" office:value="0.01686017" calcext:value-type="float">
            <text:p>0.01686017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09678282" calcext:value-type="float">
            <text:p>0.09678282</text:p>
          </table:table-cell>
          <table:table-cell office:value-type="float" office:value="0.01686017" calcext:value-type="float">
            <text:p>0.01686017</text:p>
          </table:table-cell>
          <table:table-cell office:value-type="float" office:value="0.1631812" calcext:value-type="float">
            <text:p>0.1631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27635" calcext:value-type="float">
            <text:p>0.1027635</text:p>
          </table:table-cell>
          <table:table-cell table:number-columns-repeated="23"/>
        </table:table-row>
        <table:table-row table:style-name="ro1">
          <table:table-cell office:value-type="float" office:value="0.6588987" calcext:value-type="float">
            <text:p>0.6588987</text:p>
          </table:table-cell>
          <table:table-cell office:value-type="float" office:value="0.5458312" calcext:value-type="float">
            <text:p>0.5458312</text:p>
          </table:table-cell>
          <table:table-cell office:value-type="float" office:value="0.2646642" calcext:value-type="float">
            <text:p>0.2646642</text:p>
          </table:table-cell>
          <table:table-cell office:value-type="float" office:value="0.6588987" calcext:value-type="float">
            <text:p>0.6588987</text:p>
          </table:table-cell>
          <table:table-cell office:value-type="float" office:value="0.5595205" calcext:value-type="float">
            <text:p>0.5595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79474" calcext:value-type="float">
            <text:p>0.0979474</text:p>
          </table:table-cell>
          <table:table-cell table:number-columns-repeated="23"/>
        </table:table-row>
        <table:table-row table:style-name="ro1">
          <table:table-cell office:value-type="float" office:value="0.8359254" calcext:value-type="float">
            <text:p>0.8359254</text:p>
          </table:table-cell>
          <table:table-cell office:value-type="float" office:value="0.4492331" calcext:value-type="float">
            <text:p>0.4492331</text:p>
          </table:table-cell>
          <table:table-cell office:value-type="float" office:value="2.352193" calcext:value-type="float">
            <text:p>2.352193</text:p>
          </table:table-cell>
          <table:table-cell office:value-type="float" office:value="0.8359254" calcext:value-type="float">
            <text:p>0.8359254</text:p>
          </table:table-cell>
          <table:table-cell office:value-type="float" office:value="0.6089627" calcext:value-type="float">
            <text:p>0.6089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950139" calcext:value-type="float">
            <text:p>0.08950139</text:p>
          </table:table-cell>
          <table:table-cell table:number-columns-repeated="23"/>
        </table:table-row>
        <table:table-row table:style-name="ro1">
          <table:table-cell office:value-type="float" office:value="0.3534226" calcext:value-type="float">
            <text:p>0.3534226</text:p>
          </table:table-cell>
          <table:table-cell office:value-type="float" office:value="0.8057051" calcext:value-type="float">
            <text:p>0.8057051</text:p>
          </table:table-cell>
          <table:table-cell office:value-type="float" office:value="0.06051935" calcext:value-type="float">
            <text:p>0.06051935</text:p>
          </table:table-cell>
          <table:table-cell office:value-type="float" office:value="0.3534226" calcext:value-type="float">
            <text:p>0.3534226</text:p>
          </table:table-cell>
          <table:table-cell office:value-type="float" office:value="0.5445384" calcext:value-type="float">
            <text:p>0.5445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813869" calcext:value-type="float">
            <text:p>0.08813869</text:p>
          </table:table-cell>
          <table:table-cell table:number-columns-repeated="23"/>
        </table:table-row>
        <table:table-row table:style-name="ro1">
          <table:table-cell office:value-type="float" office:value="0.4268774" calcext:value-type="float">
            <text:p>0.4268774</text:p>
          </table:table-cell>
          <table:table-cell office:value-type="float" office:value="0.736912" calcext:value-type="float">
            <text:p>0.736912</text:p>
          </table:table-cell>
          <table:table-cell office:value-type="float" office:value="1.910396" calcext:value-type="float">
            <text:p>1.910396</text:p>
          </table:table-cell>
          <table:table-cell office:value-type="float" office:value="0.4268774" calcext:value-type="float">
            <text:p>0.4268774</text:p>
          </table:table-cell>
          <table:table-cell office:value-type="float" office:value="0.5504568" calcext:value-type="float">
            <text:p>0.5504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60862" calcext:value-type="float">
            <text:p>0.0860862</text:p>
          </table:table-cell>
          <table:table-cell table:number-columns-repeated="23"/>
        </table:table-row>
        <table:table-row table:style-name="ro1">
          <table:table-cell office:value-type="float" office:value="0.3534226" calcext:value-type="float">
            <text:p>0.3534226</text:p>
          </table:table-cell>
          <table:table-cell office:value-type="float" office:value="0.8057051" calcext:value-type="float">
            <text:p>0.8057051</text:p>
          </table:table-cell>
          <table:table-cell office:value-type="float" office:value="0.06051935" calcext:value-type="float">
            <text:p>0.06051935</text:p>
          </table:table-cell>
          <table:table-cell office:value-type="float" office:value="0.3534226" calcext:value-type="float">
            <text:p>0.3534226</text:p>
          </table:table-cell>
          <table:table-cell office:value-type="float" office:value="0.5445384" calcext:value-type="float">
            <text:p>0.5445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97761" calcext:value-type="float">
            <text:p>0.08197761</text:p>
          </table:table-cell>
          <table:table-cell table:number-columns-repeated="23"/>
        </table:table-row>
        <table:table-row table:style-name="ro1">
          <table:table-cell office:value-type="float" office:value="0.4268774" calcext:value-type="float">
            <text:p>0.4268774</text:p>
          </table:table-cell>
          <table:table-cell office:value-type="float" office:value="0.736912" calcext:value-type="float">
            <text:p>0.736912</text:p>
          </table:table-cell>
          <table:table-cell office:value-type="float" office:value="1.910396" calcext:value-type="float">
            <text:p>1.910396</text:p>
          </table:table-cell>
          <table:table-cell office:value-type="float" office:value="0.4268774" calcext:value-type="float">
            <text:p>0.4268774</text:p>
          </table:table-cell>
          <table:table-cell office:value-type="float" office:value="0.5504568" calcext:value-type="float">
            <text:p>0.5504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63096" calcext:value-type="float">
            <text:p>0.08163096</text:p>
          </table:table-cell>
          <table:table-cell table:number-columns-repeated="23"/>
        </table:table-row>
        <table:table-row table:style-name="ro1">
          <table:table-cell office:value-type="float" office:value="0.120251" calcext:value-type="float">
            <text:p>0.120251</text:p>
          </table:table-cell>
          <table:table-cell office:value-type="float" office:value="0.9953492" calcext:value-type="float">
            <text:p>0.9953492</text:p>
          </table:table-cell>
          <table:table-cell office:value-type="float" office:value="2.673148" calcext:value-type="float">
            <text:p>2.673148</text:p>
          </table:table-cell>
          <table:table-cell office:value-type="float" office:value="0.120251" calcext:value-type="float">
            <text:p>0.120251</text:p>
          </table:table-cell>
          <table:table-cell office:value-type="float" office:value="0.4066253" calcext:value-type="float">
            <text:p>0.4066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030688" calcext:value-type="float">
            <text:p>0.08030688</text:p>
          </table:table-cell>
          <table:table-cell table:number-columns-repeated="23"/>
        </table:table-row>
        <table:table-row table:style-name="ro1">
          <table:table-cell office:value-type="float" office:value="0.120251" calcext:value-type="float">
            <text:p>0.120251</text:p>
          </table:table-cell>
          <table:table-cell office:value-type="float" office:value="0.9953492" calcext:value-type="float">
            <text:p>0.9953492</text:p>
          </table:table-cell>
          <table:table-cell office:value-type="float" office:value="2.673148" calcext:value-type="float">
            <text:p>2.673148</text:p>
          </table:table-cell>
          <table:table-cell office:value-type="float" office:value="0.120251" calcext:value-type="float">
            <text:p>0.120251</text:p>
          </table:table-cell>
          <table:table-cell office:value-type="float" office:value="0.4066253" calcext:value-type="float">
            <text:p>0.4066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19452" calcext:value-type="float">
            <text:p>0.07419452</text:p>
          </table:table-cell>
          <table:table-cell table:number-columns-repeated="23"/>
        </table:table-row>
        <table:table-row table:style-name="ro1">
          <table:table-cell office:value-type="float" office:value="0.6588987" calcext:value-type="float">
            <text:p>0.6588987</text:p>
          </table:table-cell>
          <table:table-cell office:value-type="float" office:value="0.5458312" calcext:value-type="float">
            <text:p>0.5458312</text:p>
          </table:table-cell>
          <table:table-cell office:value-type="float" office:value="0.2646642" calcext:value-type="float">
            <text:p>0.2646642</text:p>
          </table:table-cell>
          <table:table-cell office:value-type="float" office:value="0.6588987" calcext:value-type="float">
            <text:p>0.6588987</text:p>
          </table:table-cell>
          <table:table-cell office:value-type="float" office:value="0.5595205" calcext:value-type="float">
            <text:p>0.5595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86701" calcext:value-type="float">
            <text:p>0.07286701</text:p>
          </table:table-cell>
          <table:table-cell table:number-columns-repeated="23"/>
        </table:table-row>
        <table:table-row table:style-name="ro1">
          <table:table-cell office:value-type="float" office:value="0.8359254" calcext:value-type="float">
            <text:p>0.8359254</text:p>
          </table:table-cell>
          <table:table-cell office:value-type="float" office:value="0.4492331" calcext:value-type="float">
            <text:p>0.4492331</text:p>
          </table:table-cell>
          <table:table-cell office:value-type="float" office:value="2.352193" calcext:value-type="float">
            <text:p>2.352193</text:p>
          </table:table-cell>
          <table:table-cell office:value-type="float" office:value="0.8359254" calcext:value-type="float">
            <text:p>0.8359254</text:p>
          </table:table-cell>
          <table:table-cell office:value-type="float" office:value="0.6089627" calcext:value-type="float">
            <text:p>0.6089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813593" calcext:value-type="float">
            <text:p>0.06813593</text:p>
          </table:table-cell>
          <table:table-cell table:number-columns-repeated="23"/>
        </table:table-row>
        <table:table-row table:style-name="ro1">
          <table:table-cell office:value-type="float" office:value="0.01686017" calcext:value-type="float">
            <text:p>0.01686017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09678282" calcext:value-type="float">
            <text:p>0.09678282</text:p>
          </table:table-cell>
          <table:table-cell office:value-type="float" office:value="0.01686017" calcext:value-type="float">
            <text:p>0.01686017</text:p>
          </table:table-cell>
          <table:table-cell office:value-type="float" office:value="0.1631812" calcext:value-type="float">
            <text:p>0.1631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28274" calcext:value-type="float">
            <text:p>0.05628274</text:p>
          </table:table-cell>
          <table:table-cell table:number-columns-repeated="23"/>
        </table:table-row>
        <table:table-row table:style-name="ro1">
          <table:table-cell office:value-type="float" office:value="0.7385165" calcext:value-type="float">
            <text:p>0.7385165</text:p>
          </table:table-cell>
          <table:table-cell office:value-type="float" office:value="0.4853085" calcext:value-type="float">
            <text:p>0.4853085</text:p>
          </table:table-cell>
          <table:table-cell office:value-type="float" office:value="5.18995" calcext:value-type="float">
            <text:p>5.18995</text:p>
          </table:table-cell>
          <table:table-cell office:value-type="float" office:value="0.7385165" calcext:value-type="float">
            <text:p>0.7385165</text:p>
          </table:table-cell>
          <table:table-cell office:value-type="float" office:value="0.5579586" calcext:value-type="float">
            <text:p>0.5579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02636" calcext:value-type="float">
            <text:p>0.05302636</text:p>
          </table:table-cell>
          <table:table-cell table:number-columns-repeated="23"/>
        </table:table-row>
        <table:table-row table:style-name="ro1">
          <table:table-cell office:value-type="float" office:value="0.5035687" calcext:value-type="float">
            <text:p>0.5035687</text:p>
          </table:table-cell>
          <table:table-cell office:value-type="float" office:value="0.6722981" calcext:value-type="float">
            <text:p>0.6722981</text:p>
          </table:table-cell>
          <table:table-cell office:value-type="float" office:value="0.9650936" calcext:value-type="float">
            <text:p>0.9650936</text:p>
          </table:table-cell>
          <table:table-cell office:value-type="float" office:value="0.5035687" calcext:value-type="float">
            <text:p>0.5035687</text:p>
          </table:table-cell>
          <table:table-cell office:value-type="float" office:value="0.5580727" calcext:value-type="float">
            <text:p>0.5580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69735" calcext:value-type="float">
            <text:p>0.05069735</text:p>
          </table:table-cell>
          <table:table-cell table:number-columns-repeated="23"/>
        </table:table-row>
        <table:table-row table:style-name="ro1">
          <table:table-cell office:value-type="float" office:value="0.2842788" calcext:value-type="float">
            <text:p>0.2842788</text:p>
          </table:table-cell>
          <table:table-cell office:value-type="float" office:value="0.8804162" calcext:value-type="float">
            <text:p>0.8804162</text:p>
          </table:table-cell>
          <table:table-cell office:value-type="float" office:value="0.007412361" calcext:value-type="float">
            <text:p>0.007412361</text:p>
          </table:table-cell>
          <table:table-cell office:value-type="float" office:value="0.2842788" calcext:value-type="float">
            <text:p>0.2842788</text:p>
          </table:table-cell>
          <table:table-cell office:value-type="float" office:value="0.5426394" calcext:value-type="float">
            <text:p>0.5426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15217" calcext:value-type="float">
            <text:p>0.04815217</text:p>
          </table:table-cell>
          <table:table-cell table:number-columns-repeated="23"/>
        </table:table-row>
        <table:table-row table:style-name="ro1">
          <table:table-cell office:value-type="float" office:value="0.9183785" calcext:value-type="float">
            <text:p>0.9183785</text:p>
          </table:table-cell>
          <table:table-cell office:value-type="float" office:value="0.3926397" calcext:value-type="float">
            <text:p>0.3926397</text:p>
          </table:table-cell>
          <table:table-cell office:value-type="float" office:value="1.656788" calcext:value-type="float">
            <text:p>1.656788</text:p>
          </table:table-cell>
          <table:table-cell office:value-type="float" office:value="0.9183785" calcext:value-type="float">
            <text:p>0.9183785</text:p>
          </table:table-cell>
          <table:table-cell office:value-type="float" office:value="0.6077699" calcext:value-type="float">
            <text:p>0.6077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93454" calcext:value-type="float">
            <text:p>0.04493454</text:p>
          </table:table-cell>
          <table:table-cell table:number-columns-repeated="23"/>
        </table:table-row>
        <table:table-row table:style-name="ro1">
          <table:table-cell office:value-type="float" office:value="0.7385165" calcext:value-type="float">
            <text:p>0.7385165</text:p>
          </table:table-cell>
          <table:table-cell office:value-type="float" office:value="0.4853085" calcext:value-type="float">
            <text:p>0.4853085</text:p>
          </table:table-cell>
          <table:table-cell office:value-type="float" office:value="5.18995" calcext:value-type="float">
            <text:p>5.18995</text:p>
          </table:table-cell>
          <table:table-cell office:value-type="float" office:value="0.7385165" calcext:value-type="float">
            <text:p>0.7385165</text:p>
          </table:table-cell>
          <table:table-cell office:value-type="float" office:value="0.5579586" calcext:value-type="float">
            <text:p>0.5579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34146" calcext:value-type="float">
            <text:p>0.04334146</text:p>
          </table:table-cell>
          <table:table-cell table:number-columns-repeated="23"/>
        </table:table-row>
        <table:table-row table:style-name="ro1">
          <table:table-cell office:value-type="float" office:value="0.2841506" calcext:value-type="float">
            <text:p>0.2841506</text:p>
          </table:table-cell>
          <table:table-cell office:value-type="float" office:value="0.8805655" calcext:value-type="float">
            <text:p>0.8805655</text:p>
          </table:table-cell>
          <table:table-cell office:value-type="float" office:value="0.8218463" calcext:value-type="float">
            <text:p>0.8218463</text:p>
          </table:table-cell>
          <table:table-cell office:value-type="float" office:value="0.2841506" calcext:value-type="float">
            <text:p>0.2841506</text:p>
          </table:table-cell>
          <table:table-cell office:value-type="float" office:value="0.5426394" calcext:value-type="float">
            <text:p>0.5426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40561" calcext:value-type="float">
            <text:p>0.04240561</text:p>
          </table:table-cell>
          <table:table-cell table:number-columns-repeated="23"/>
        </table:table-row>
        <table:table-row table:style-name="ro1">
          <table:table-cell office:value-type="float" office:value="0.5035687" calcext:value-type="float">
            <text:p>0.5035687</text:p>
          </table:table-cell>
          <table:table-cell office:value-type="float" office:value="0.6722981" calcext:value-type="float">
            <text:p>0.6722981</text:p>
          </table:table-cell>
          <table:table-cell office:value-type="float" office:value="0.9650936" calcext:value-type="float">
            <text:p>0.9650936</text:p>
          </table:table-cell>
          <table:table-cell office:value-type="float" office:value="0.5035687" calcext:value-type="float">
            <text:p>0.5035687</text:p>
          </table:table-cell>
          <table:table-cell office:value-type="float" office:value="0.5580727" calcext:value-type="float">
            <text:p>0.5580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74833" calcext:value-type="float">
            <text:p>0.04174833</text:p>
          </table:table-cell>
          <table:table-cell table:number-columns-repeated="23"/>
        </table:table-row>
        <table:table-row table:style-name="ro1">
          <table:table-cell office:value-type="float" office:value="0.5035687" calcext:value-type="float">
            <text:p>0.5035687</text:p>
          </table:table-cell>
          <table:table-cell office:value-type="float" office:value="0.6722981" calcext:value-type="float">
            <text:p>0.6722981</text:p>
          </table:table-cell>
          <table:table-cell office:value-type="float" office:value="0.9650936" calcext:value-type="float">
            <text:p>0.9650936</text:p>
          </table:table-cell>
          <table:table-cell office:value-type="float" office:value="0.5035687" calcext:value-type="float">
            <text:p>0.5035687</text:p>
          </table:table-cell>
          <table:table-cell office:value-type="float" office:value="0.5580727" calcext:value-type="float">
            <text:p>0.5580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64442" calcext:value-type="float">
            <text:p>0.04164442</text:p>
          </table:table-cell>
          <table:table-cell table:number-columns-repeated="23"/>
        </table:table-row>
        <table:table-row table:style-name="ro1">
          <table:table-cell office:value-type="float" office:value="0.2841506" calcext:value-type="float">
            <text:p>0.2841506</text:p>
          </table:table-cell>
          <table:table-cell office:value-type="float" office:value="0.8805655" calcext:value-type="float">
            <text:p>0.8805655</text:p>
          </table:table-cell>
          <table:table-cell office:value-type="float" office:value="0.8218463" calcext:value-type="float">
            <text:p>0.8218463</text:p>
          </table:table-cell>
          <table:table-cell office:value-type="float" office:value="0.2841506" calcext:value-type="float">
            <text:p>0.2841506</text:p>
          </table:table-cell>
          <table:table-cell office:value-type="float" office:value="0.5426394" calcext:value-type="float">
            <text:p>0.5426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065468" calcext:value-type="float">
            <text:p>0.04065468</text:p>
          </table:table-cell>
          <table:table-cell table:number-columns-repeated="23"/>
        </table:table-row>
        <table:table-row table:style-name="ro1">
          <table:table-cell office:value-type="float" office:value="0.7385165" calcext:value-type="float">
            <text:p>0.7385165</text:p>
          </table:table-cell>
          <table:table-cell office:value-type="float" office:value="0.4853085" calcext:value-type="float">
            <text:p>0.4853085</text:p>
          </table:table-cell>
          <table:table-cell office:value-type="float" office:value="5.18995" calcext:value-type="float">
            <text:p>5.18995</text:p>
          </table:table-cell>
          <table:table-cell office:value-type="float" office:value="0.7385165" calcext:value-type="float">
            <text:p>0.7385165</text:p>
          </table:table-cell>
          <table:table-cell office:value-type="float" office:value="0.5579586" calcext:value-type="float">
            <text:p>0.5579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00754" calcext:value-type="float">
            <text:p>0.03900754</text:p>
          </table:table-cell>
          <table:table-cell table:number-columns-repeated="23"/>
        </table:table-row>
        <table:table-row table:style-name="ro1">
          <table:table-cell office:value-type="float" office:value="0.2842788" calcext:value-type="float">
            <text:p>0.2842788</text:p>
          </table:table-cell>
          <table:table-cell office:value-type="float" office:value="0.8804162" calcext:value-type="float">
            <text:p>0.8804162</text:p>
          </table:table-cell>
          <table:table-cell office:value-type="float" office:value="0.007412361" calcext:value-type="float">
            <text:p>0.007412361</text:p>
          </table:table-cell>
          <table:table-cell office:value-type="float" office:value="0.2842788" calcext:value-type="float">
            <text:p>0.2842788</text:p>
          </table:table-cell>
          <table:table-cell office:value-type="float" office:value="0.5426394" calcext:value-type="float">
            <text:p>0.5426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63974" calcext:value-type="float">
            <text:p>0.03763974</text:p>
          </table:table-cell>
          <table:table-cell table:number-columns-repeated="23"/>
        </table:table-row>
        <table:table-row table:style-name="ro1">
          <table:table-cell office:value-type="float" office:value="0.9183785" calcext:value-type="float">
            <text:p>0.9183785</text:p>
          </table:table-cell>
          <table:table-cell office:value-type="float" office:value="0.3926397" calcext:value-type="float">
            <text:p>0.3926397</text:p>
          </table:table-cell>
          <table:table-cell office:value-type="float" office:value="1.656788" calcext:value-type="float">
            <text:p>1.656788</text:p>
          </table:table-cell>
          <table:table-cell office:value-type="float" office:value="0.9183785" calcext:value-type="float">
            <text:p>0.9183785</text:p>
          </table:table-cell>
          <table:table-cell office:value-type="float" office:value="0.6077699" calcext:value-type="float">
            <text:p>0.6077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53841" calcext:value-type="float">
            <text:p>0.03653841</text:p>
          </table:table-cell>
          <table:table-cell table:number-columns-repeated="23"/>
        </table:table-row>
        <table:table-row table:style-name="ro1">
          <table:table-cell office:value-type="float" office:value="0.5966992" calcext:value-type="float">
            <text:p>0.5966992</text:p>
          </table:table-cell>
          <table:table-cell office:value-type="float" office:value="0.6305558" calcext:value-type="float">
            <text:p>0.6305558</text:p>
          </table:table-cell>
          <table:table-cell office:value-type="float" office:value="0.195923" calcext:value-type="float">
            <text:p>0.195923</text:p>
          </table:table-cell>
          <table:table-cell office:value-type="float" office:value="0.5966992" calcext:value-type="float">
            <text:p>0.5966992</text:p>
          </table:table-cell>
          <table:table-cell office:value-type="float" office:value="0.6110085" calcext:value-type="float">
            <text:p>0.6110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85947" calcext:value-type="float">
            <text:p>0.03385947</text:p>
          </table:table-cell>
          <table:table-cell table:number-columns-repeated="23"/>
        </table:table-row>
        <table:table-row table:style-name="ro1">
          <table:table-cell office:value-type="float" office:value="0.5035687" calcext:value-type="float">
            <text:p>0.5035687</text:p>
          </table:table-cell>
          <table:table-cell office:value-type="float" office:value="0.6722981" calcext:value-type="float">
            <text:p>0.6722981</text:p>
          </table:table-cell>
          <table:table-cell office:value-type="float" office:value="0.9650936" calcext:value-type="float">
            <text:p>0.9650936</text:p>
          </table:table-cell>
          <table:table-cell office:value-type="float" office:value="0.5035687" calcext:value-type="float">
            <text:p>0.5035687</text:p>
          </table:table-cell>
          <table:table-cell office:value-type="float" office:value="0.5580727" calcext:value-type="float">
            <text:p>0.5580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90339" calcext:value-type="float">
            <text:p>0.02690339</text:p>
          </table:table-cell>
          <table:table-cell table:number-columns-repeated="23"/>
        </table:table-row>
        <table:table-row table:style-name="ro1">
          <table:table-cell office:value-type="float" office:value="0.5966992" calcext:value-type="float">
            <text:p>0.5966992</text:p>
          </table:table-cell>
          <table:table-cell office:value-type="float" office:value="0.6305558" calcext:value-type="float">
            <text:p>0.6305558</text:p>
          </table:table-cell>
          <table:table-cell office:value-type="float" office:value="0.195923" calcext:value-type="float">
            <text:p>0.195923</text:p>
          </table:table-cell>
          <table:table-cell office:value-type="float" office:value="0.5966992" calcext:value-type="float">
            <text:p>0.5966992</text:p>
          </table:table-cell>
          <table:table-cell office:value-type="float" office:value="0.6110085" calcext:value-type="float">
            <text:p>0.6110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90339" calcext:value-type="float">
            <text:p>0.02690339</text:p>
          </table:table-cell>
          <table:table-cell table:number-columns-repeated="23"/>
        </table:table-row>
        <table:table-row table:style-name="ro1">
          <table:table-cell office:value-type="float" office:value="0.7385165" calcext:value-type="float">
            <text:p>0.7385165</text:p>
          </table:table-cell>
          <table:table-cell office:value-type="float" office:value="0.4853085" calcext:value-type="float">
            <text:p>0.4853085</text:p>
          </table:table-cell>
          <table:table-cell office:value-type="float" office:value="5.18995" calcext:value-type="float">
            <text:p>5.18995</text:p>
          </table:table-cell>
          <table:table-cell office:value-type="float" office:value="0.7385165" calcext:value-type="float">
            <text:p>0.7385165</text:p>
          </table:table-cell>
          <table:table-cell office:value-type="float" office:value="0.5579586" calcext:value-type="float">
            <text:p>0.5579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25106" calcext:value-type="float">
            <text:p>0.02325106</text:p>
          </table:table-cell>
          <table:table-cell table:number-columns-repeated="23"/>
        </table:table-row>
        <table:table-row table:style-name="ro1">
          <table:table-cell office:value-type="float" office:value="0.01686017" calcext:value-type="float">
            <text:p>0.01686017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09678282" calcext:value-type="float">
            <text:p>0.09678282</text:p>
          </table:table-cell>
          <table:table-cell office:value-type="float" office:value="0.01686017" calcext:value-type="float">
            <text:p>0.01686017</text:p>
          </table:table-cell>
          <table:table-cell office:value-type="float" office:value="0.1631812" calcext:value-type="float">
            <text:p>0.1631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1177" calcext:value-type="float">
            <text:p>0.01791177</text:p>
          </table:table-cell>
          <table:table-cell table:number-columns-repeated="23"/>
        </table:table-row>
        <table:table-row table:style-name="ro1">
          <table:table-cell office:value-type="float" office:value="0.2842787" calcext:value-type="float">
            <text:p>0.2842787</text:p>
          </table:table-cell>
          <table:table-cell office:value-type="float" office:value="0.8804162" calcext:value-type="float">
            <text:p>0.8804162</text:p>
          </table:table-cell>
          <table:table-cell office:value-type="float" office:value="0.007500611" calcext:value-type="float">
            <text:p>0.007500611</text:p>
          </table:table-cell>
          <table:table-cell office:value-type="float" office:value="0.2842787" calcext:value-type="float">
            <text:p>0.2842787</text:p>
          </table:table-cell>
          <table:table-cell office:value-type="float" office:value="0.5426394" calcext:value-type="float">
            <text:p>0.5426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9621295" calcext:value-type="float">
            <text:p>0.000096213</text:p>
          </table:table-cell>
          <table:table-cell table:number-columns-repeated="23"/>
        </table:table-row>
        <table:table-row table:style-name="ro1">
          <table:table-cell office:value-type="float" office:value="0.2842787" calcext:value-type="float">
            <text:p>0.2842787</text:p>
          </table:table-cell>
          <table:table-cell office:value-type="float" office:value="0.8804162" calcext:value-type="float">
            <text:p>0.8804162</text:p>
          </table:table-cell>
          <table:table-cell office:value-type="float" office:value="0.007500611" calcext:value-type="float">
            <text:p>0.007500611</text:p>
          </table:table-cell>
          <table:table-cell office:value-type="float" office:value="0.2842787" calcext:value-type="float">
            <text:p>0.2842787</text:p>
          </table:table-cell>
          <table:table-cell office:value-type="float" office:value="0.5426394" calcext:value-type="float">
            <text:p>0.5426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6976175" calcext:value-type="float">
            <text:p>6.976175E-05</text:p>
          </table:table-cell>
          <table:table-cell table:number-columns-repeated="23"/>
        </table:table-row>
        <table:table-row table:style-name="ro1">
          <table:table-cell office:value-type="float" office:value="0.00000000000005788106" calcext:value-type="float">
            <text:p>5.788106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01802762" calcext:value-type="float">
            <text:p>1.802762E-06</text:p>
          </table:table-cell>
          <table:table-cell office:value-type="float" office:value="0.00000000000005788106" calcext:value-type="float">
            <text:p>5.788106E-14</text:p>
          </table:table-cell>
          <table:table-cell office:value-type="float" office:value="0.1683444" calcext:value-type="float">
            <text:p>0.1683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3471383" calcext:value-type="float">
            <text:p>3.471383E-08</text:p>
          </table:table-cell>
          <table:table-cell table:number-columns-repeated="23"/>
        </table:table-row>
        <table:table-row table:style-name="ro1">
          <table:table-cell office:value-type="float" office:value="0.00000000000003733716" calcext:value-type="float">
            <text:p>3.733716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1719565" calcext:value-type="float">
            <text:p>1.719565E-05</text:p>
          </table:table-cell>
          <table:table-cell office:value-type="float" office:value="0.00000000000003733716" calcext:value-type="float">
            <text:p>3.733716E-14</text:p>
          </table:table-cell>
          <table:table-cell office:value-type="float" office:value="0.1683444" calcext:value-type="float">
            <text:p>0.1683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3471383" calcext:value-type="float">
            <text:p>3.471383E-08</text:p>
          </table:table-cell>
          <table:table-cell table:number-columns-repeated="23"/>
        </table:table-row>
        <table:table-row table:style-name="ro1">
          <table:table-cell office:value-type="float" office:value="0.2842787" calcext:value-type="float">
            <text:p>0.2842787</text:p>
          </table:table-cell>
          <table:table-cell office:value-type="float" office:value="0.8804162" calcext:value-type="float">
            <text:p>0.8804162</text:p>
          </table:table-cell>
          <table:table-cell office:value-type="float" office:value="0.007500551" calcext:value-type="float">
            <text:p>0.007500551</text:p>
          </table:table-cell>
          <table:table-cell office:value-type="float" office:value="0.2842787" calcext:value-type="float">
            <text:p>0.2842787</text:p>
          </table:table-cell>
          <table:table-cell office:value-type="float" office:value="0.5426394" calcext:value-type="float">
            <text:p>0.5426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2424685" calcext:value-type="float">
            <text:p>2.424685E-08</text:p>
          </table:table-cell>
          <table:table-cell table:number-columns-repeated="23"/>
        </table:table-row>
        <table:table-row table:style-name="ro1">
          <table:table-cell office:value-type="float" office:value="0.2842788" calcext:value-type="float">
            <text:p>0.2842788</text:p>
          </table:table-cell>
          <table:table-cell office:value-type="float" office:value="0.8804162" calcext:value-type="float">
            <text:p>0.8804162</text:p>
          </table:table-cell>
          <table:table-cell office:value-type="float" office:value="0.007412361" calcext:value-type="float">
            <text:p>0.007412361</text:p>
          </table:table-cell>
          <table:table-cell office:value-type="float" office:value="0.2842788" calcext:value-type="float">
            <text:p>0.2842788</text:p>
          </table:table-cell>
          <table:table-cell office:value-type="float" office:value="0.5426394" calcext:value-type="float">
            <text:p>0.5426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2423498" calcext:value-type="float">
            <text:p>2.423498E-08</text:p>
          </table:table-cell>
          <table:table-cell table:number-columns-repeated="23"/>
        </table:table-row>
        <table:table-row table:style-name="ro1">
          <table:table-cell office:value-type="float" office:value="3.6319E-016" calcext:value-type="float">
            <text:p>3.6319E-16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935531" calcext:value-type="float">
            <text:p>5.935531E-05</text:p>
          </table:table-cell>
          <table:table-cell office:value-type="float" office:value="3.6319E-016" calcext:value-type="float">
            <text:p>3.6319E-16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792925" calcext:value-type="float">
            <text:p>1.792925E-08</text:p>
          </table:table-cell>
          <table:table-cell table:number-columns-repeated="23"/>
        </table:table-row>
        <table:table-row table:style-name="ro1">
          <table:table-cell office:value-type="float" office:value="0.2842787" calcext:value-type="float">
            <text:p>0.2842787</text:p>
          </table:table-cell>
          <table:table-cell office:value-type="float" office:value="0.8804162" calcext:value-type="float">
            <text:p>0.8804162</text:p>
          </table:table-cell>
          <table:table-cell office:value-type="float" office:value="0.007500551" calcext:value-type="float">
            <text:p>0.007500551</text:p>
          </table:table-cell>
          <table:table-cell office:value-type="float" office:value="0.2842787" calcext:value-type="float">
            <text:p>0.2842787</text:p>
          </table:table-cell>
          <table:table-cell office:value-type="float" office:value="0.5426394" calcext:value-type="float">
            <text:p>0.5426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759056" calcext:value-type="float">
            <text:p>1.759056E-08</text:p>
          </table:table-cell>
          <table:table-cell table:number-columns-repeated="23"/>
        </table:table-row>
        <table:table-row table:style-name="ro1">
          <table:table-cell office:value-type="float" office:value="0.00000000000002709276" calcext:value-type="float">
            <text:p>2.709276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2097713" calcext:value-type="float">
            <text:p>2.097713E-05</text:p>
          </table:table-cell>
          <table:table-cell office:value-type="float" office:value="0.00000000000002709276" calcext:value-type="float">
            <text:p>2.709276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74262" calcext:value-type="float">
            <text:p>1.74262E-08</text:p>
          </table:table-cell>
          <table:table-cell table:number-columns-repeated="23"/>
        </table:table-row>
        <table:table-row table:style-name="ro1">
          <table:table-cell office:value-type="float" office:value="2.550134E-016" calcext:value-type="float">
            <text:p>2.550134E-16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6424514" calcext:value-type="float">
            <text:p>6.424514E-05</text:p>
          </table:table-cell>
          <table:table-cell office:value-type="float" office:value="2.550134E-016" calcext:value-type="float">
            <text:p>2.550134E-16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155301" calcext:value-type="float">
            <text:p>1.155301E-08</text:p>
          </table:table-cell>
          <table:table-cell table:number-columns-repeated="23"/>
        </table:table-row>
        <table:table-row table:style-name="ro1">
          <table:table-cell office:value-type="float" office:value="1.930801E-017" calcext:value-type="float">
            <text:p>1.930801E-17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6814157" calcext:value-type="float">
            <text:p>6.814157E-05</text:p>
          </table:table-cell>
          <table:table-cell office:value-type="float" office:value="1.930801E-017" calcext:value-type="float">
            <text:p>1.930801E-17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152164" calcext:value-type="float">
            <text:p>1.152164E-08</text:p>
          </table:table-cell>
          <table:table-cell table:number-columns-repeated="23"/>
        </table:table-row>
        <table:table-row table:style-name="ro1">
          <table:table-cell office:value-type="float" office:value="7.247815E-015" calcext:value-type="float">
            <text:p>7.247815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4553455" calcext:value-type="float">
            <text:p>4.553455E-05</text:p>
          </table:table-cell>
          <table:table-cell office:value-type="float" office:value="7.247815E-015" calcext:value-type="float">
            <text:p>7.247815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144582" calcext:value-type="float">
            <text:p>1.144582E-08</text:p>
          </table:table-cell>
          <table:table-cell table:number-columns-repeated="23"/>
        </table:table-row>
        <table:table-row table:style-name="ro1">
          <table:table-cell office:value-type="float" office:value="0.00000000000001940688" calcext:value-type="float">
            <text:p>1.940688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2614024" calcext:value-type="float">
            <text:p>2.614024E-05</text:p>
          </table:table-cell>
          <table:table-cell office:value-type="float" office:value="0.00000000000001940688" calcext:value-type="float">
            <text:p>1.940688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086844" calcext:value-type="float">
            <text:p>1.086844E-08</text:p>
          </table:table-cell>
          <table:table-cell table:number-columns-repeated="23"/>
        </table:table-row>
        <table:table-row table:style-name="ro1">
          <table:table-cell office:value-type="float" office:value="0.00000000000001748136" calcext:value-type="float">
            <text:p>1.748136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3090066" calcext:value-type="float">
            <text:p>3.090066E-05</text:p>
          </table:table-cell>
          <table:table-cell office:value-type="float" office:value="0.00000000000001748136" calcext:value-type="float">
            <text:p>1.748136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073503" calcext:value-type="float">
            <text:p>1.073503E-08</text:p>
          </table:table-cell>
          <table:table-cell table:number-columns-repeated="23"/>
        </table:table-row>
        <table:table-row table:style-name="ro1">
          <table:table-cell office:value-type="float" office:value="1.030566E-015" calcext:value-type="float">
            <text:p>1.030566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629373" calcext:value-type="float">
            <text:p>5.629373E-05</text:p>
          </table:table-cell>
          <table:table-cell office:value-type="float" office:value="1.030566E-015" calcext:value-type="float">
            <text:p>1.030566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026478" calcext:value-type="float">
            <text:p>1.026478E-08</text:p>
          </table:table-cell>
          <table:table-cell table:number-columns-repeated="23"/>
        </table:table-row>
        <table:table-row table:style-name="ro1">
          <table:table-cell office:value-type="float" office:value="0.0000000000000270163" calcext:value-type="float">
            <text:p>2.70163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2518733" calcext:value-type="float">
            <text:p>2.518733E-05</text:p>
          </table:table-cell>
          <table:table-cell office:value-type="float" office:value="0.0000000000000270163" calcext:value-type="float">
            <text:p>2.70163E-14</text:p>
          </table:table-cell>
          <table:table-cell office:value-type="float" office:value="0.1683444" calcext:value-type="float">
            <text:p>0.1683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9494406" calcext:value-type="float">
            <text:p>9.494406E-09</text:p>
          </table:table-cell>
          <table:table-cell table:number-columns-repeated="23"/>
        </table:table-row>
        <table:table-row table:style-name="ro1">
          <table:table-cell office:value-type="float" office:value="8.293945E-015" calcext:value-type="float">
            <text:p>8.293945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4136178" calcext:value-type="float">
            <text:p>4.136178E-05</text:p>
          </table:table-cell>
          <table:table-cell office:value-type="float" office:value="8.293945E-015" calcext:value-type="float">
            <text:p>8.293945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9409442" calcext:value-type="float">
            <text:p>9.409442E-09</text:p>
          </table:table-cell>
          <table:table-cell table:number-columns-repeated="23"/>
        </table:table-row>
        <table:table-row table:style-name="ro1">
          <table:table-cell office:value-type="float" office:value="0.00000000000001068951" calcext:value-type="float">
            <text:p>1.068951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3734831" calcext:value-type="float">
            <text:p>3.734831E-05</text:p>
          </table:table-cell>
          <table:table-cell office:value-type="float" office:value="0.00000000000001068951" calcext:value-type="float">
            <text:p>1.068951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9343435" calcext:value-type="float">
            <text:p>9.343435E-09</text:p>
          </table:table-cell>
          <table:table-cell table:number-columns-repeated="23"/>
        </table:table-row>
        <table:table-row table:style-name="ro1">
          <table:table-cell office:value-type="float" office:value="3.136484E-017" calcext:value-type="float">
            <text:p>3.136484E-17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6447896" calcext:value-type="float">
            <text:p>0.000064479</text:p>
          </table:table-cell>
          <table:table-cell office:value-type="float" office:value="3.136484E-017" calcext:value-type="float">
            <text:p>3.136484E-17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8785731" calcext:value-type="float">
            <text:p>8.785731E-09</text:p>
          </table:table-cell>
          <table:table-cell table:number-columns-repeated="23"/>
        </table:table-row>
        <table:table-row table:style-name="ro1">
          <table:table-cell office:value-type="float" office:value="0.00000000000001347637" calcext:value-type="float">
            <text:p>1.347637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3392036" calcext:value-type="float">
            <text:p>3.392036E-05</text:p>
          </table:table-cell>
          <table:table-cell office:value-type="float" office:value="0.00000000000001347637" calcext:value-type="float">
            <text:p>1.347637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8732754" calcext:value-type="float">
            <text:p>8.732754E-09</text:p>
          </table:table-cell>
          <table:table-cell table:number-columns-repeated="23"/>
        </table:table-row>
        <table:table-row table:style-name="ro1">
          <table:table-cell office:value-type="float" office:value="0.00000000000002868643" calcext:value-type="float">
            <text:p>2.868643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174599" calcext:value-type="float">
            <text:p>1.74599E-05</text:p>
          </table:table-cell>
          <table:table-cell office:value-type="float" office:value="0.00000000000002868643" calcext:value-type="float">
            <text:p>2.868643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7931797" calcext:value-type="float">
            <text:p>7.931797E-09</text:p>
          </table:table-cell>
          <table:table-cell table:number-columns-repeated="23"/>
        </table:table-row>
        <table:table-row table:style-name="ro1">
          <table:table-cell office:value-type="float" office:value="5.117766E-015" calcext:value-type="float">
            <text:p>5.117766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4982575" calcext:value-type="float">
            <text:p>4.982575E-05</text:p>
          </table:table-cell>
          <table:table-cell office:value-type="float" office:value="5.117766E-015" calcext:value-type="float">
            <text:p>5.117766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7817265" calcext:value-type="float">
            <text:p>7.817265E-09</text:p>
          </table:table-cell>
          <table:table-cell table:number-columns-repeated="23"/>
        </table:table-row>
        <table:table-row table:style-name="ro1">
          <table:table-cell office:value-type="float" office:value="5.307043E-015" calcext:value-type="float">
            <text:p>5.307043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4667182" calcext:value-type="float">
            <text:p>4.667182E-05</text:p>
          </table:table-cell>
          <table:table-cell office:value-type="float" office:value="5.307043E-015" calcext:value-type="float">
            <text:p>5.307043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7640003" calcext:value-type="float">
            <text:p>7.640003E-09</text:p>
          </table:table-cell>
          <table:table-cell table:number-columns-repeated="23"/>
        </table:table-row>
        <table:table-row table:style-name="ro1">
          <table:table-cell office:value-type="float" office:value="8.580082E-015" calcext:value-type="float">
            <text:p>8.580082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4056117" calcext:value-type="float">
            <text:p>4.056117E-05</text:p>
          </table:table-cell>
          <table:table-cell office:value-type="float" office:value="8.580082E-015" calcext:value-type="float">
            <text:p>8.580082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7244965" calcext:value-type="float">
            <text:p>7.244965E-09</text:p>
          </table:table-cell>
          <table:table-cell table:number-columns-repeated="23"/>
        </table:table-row>
        <table:table-row table:style-name="ro1">
          <table:table-cell office:value-type="float" office:value="0.00000000000001747029" calcext:value-type="float">
            <text:p>1.747029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309136" calcext:value-type="float">
            <text:p>3.09136E-05</text:p>
          </table:table-cell>
          <table:table-cell office:value-type="float" office:value="0.00000000000001747029" calcext:value-type="float">
            <text:p>1.747029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680954" calcext:value-type="float">
            <text:p>6.80954E-09</text:p>
          </table:table-cell>
          <table:table-cell table:number-columns-repeated="23"/>
        </table:table-row>
        <table:table-row table:style-name="ro1">
          <table:table-cell office:value-type="float" office:value="1.363632E-015" calcext:value-type="float">
            <text:p>1.363632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480304" calcext:value-type="float">
            <text:p>0.000054803</text:p>
          </table:table-cell>
          <table:table-cell office:value-type="float" office:value="1.363632E-015" calcext:value-type="float">
            <text:p>1.363632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5376857" calcext:value-type="float">
            <text:p>5.376857E-09</text:p>
          </table:table-cell>
          <table:table-cell table:number-columns-repeated="23"/>
        </table:table-row>
        <table:table-row table:style-name="ro1">
          <table:table-cell office:value-type="float" office:value="0.00000000000001124462" calcext:value-type="float">
            <text:p>1.124462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3641773" calcext:value-type="float">
            <text:p>3.641773E-05</text:p>
          </table:table-cell>
          <table:table-cell office:value-type="float" office:value="0.00000000000001124462" calcext:value-type="float">
            <text:p>1.124462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3899953" calcext:value-type="float">
            <text:p>3.899953E-09</text:p>
          </table:table-cell>
          <table:table-cell table:number-columns-repeated="23"/>
        </table:table-row>
        <table:table-row table:style-name="ro1">
          <table:table-cell office:value-type="float" office:value="0.00000000000001179973" calcext:value-type="float">
            <text:p>1.179973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3561885" calcext:value-type="float">
            <text:p>3.561885E-05</text:p>
          </table:table-cell>
          <table:table-cell office:value-type="float" office:value="0.00000000000001179973" calcext:value-type="float">
            <text:p>1.179973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3679212" calcext:value-type="float">
            <text:p>3.679212E-09</text:p>
          </table:table-cell>
          <table:table-cell table:number-columns-repeated="23"/>
        </table:table-row>
        <table:table-row table:style-name="ro1">
          <table:table-cell office:value-type="float" office:value="4.270393E-015" calcext:value-type="float">
            <text:p>4.270393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173824" calcext:value-type="float">
            <text:p>5.173824E-05</text:p>
          </table:table-cell>
          <table:table-cell office:value-type="float" office:value="4.270393E-015" calcext:value-type="float">
            <text:p>4.270393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3607133" calcext:value-type="float">
            <text:p>3.607133E-09</text:p>
          </table:table-cell>
          <table:table-cell table:number-columns-repeated="23"/>
        </table:table-row>
        <table:table-row table:style-name="ro1">
          <table:table-cell office:value-type="float" office:value="4.973925E-015" calcext:value-type="float">
            <text:p>4.973925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013856" calcext:value-type="float">
            <text:p>5.013856E-05</text:p>
          </table:table-cell>
          <table:table-cell office:value-type="float" office:value="4.973925E-015" calcext:value-type="float">
            <text:p>4.973925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3607133" calcext:value-type="float">
            <text:p>3.607133E-09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6958877" calcext:value-type="float">
            <text:p>6.958877E-05</text:p>
          </table:table-cell>
          <table:table-cell office:value-type="float" office:value="0" calcext:value-type="float">
            <text:p>0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326313" calcext:value-type="float">
            <text:p>3.26313E-09</text:p>
          </table:table-cell>
          <table:table-cell table:number-columns-repeated="23"/>
        </table:table-row>
        <table:table-row table:style-name="ro1">
          <table:table-cell office:value-type="float" office:value="4.270393E-015" calcext:value-type="float">
            <text:p>4.270393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173824" calcext:value-type="float">
            <text:p>5.173824E-05</text:p>
          </table:table-cell>
          <table:table-cell office:value-type="float" office:value="4.270393E-015" calcext:value-type="float">
            <text:p>4.270393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2848701" calcext:value-type="float">
            <text:p>2.848701E-09</text:p>
          </table:table-cell>
          <table:table-cell table:number-columns-repeated="23"/>
        </table:table-row>
        <table:table-row table:style-name="ro1">
          <table:table-cell office:value-type="float" office:value="3.752679E-015" calcext:value-type="float">
            <text:p>3.752679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300158" calcext:value-type="float">
            <text:p>5.300158E-05</text:p>
          </table:table-cell>
          <table:table-cell office:value-type="float" office:value="3.752679E-015" calcext:value-type="float">
            <text:p>3.752679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2848701" calcext:value-type="float">
            <text:p>2.848701E-09</text:p>
          </table:table-cell>
          <table:table-cell table:number-columns-repeated="23"/>
        </table:table-row>
        <table:table-row table:style-name="ro1">
          <table:table-cell office:value-type="float" office:value="5.418065E-015" calcext:value-type="float">
            <text:p>5.418065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4643762" calcext:value-type="float">
            <text:p>4.643762E-05</text:p>
          </table:table-cell>
          <table:table-cell office:value-type="float" office:value="5.418065E-015" calcext:value-type="float">
            <text:p>5.418065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2564482" calcext:value-type="float">
            <text:p>2.564482E-09</text:p>
          </table:table-cell>
          <table:table-cell table:number-columns-repeated="23"/>
        </table:table-row>
        <table:table-row table:style-name="ro1">
          <table:table-cell office:value-type="float" office:value="0.0000000000003813385" calcext:value-type="float">
            <text:p>3.813385E-13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01155515" calcext:value-type="float">
            <text:p>1.155515E-06</text:p>
          </table:table-cell>
          <table:table-cell office:value-type="float" office:value="0.0000000000003813385" calcext:value-type="float">
            <text:p>3.813385E-13</text:p>
          </table:table-cell>
          <table:table-cell office:value-type="float" office:value="0.1683448" calcext:value-type="float">
            <text:p>0.1683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2434777" calcext:value-type="float">
            <text:p>2.434777E-09</text:p>
          </table:table-cell>
          <table:table-cell table:number-columns-repeated="23"/>
        </table:table-row>
        <table:table-row table:style-name="ro1">
          <table:table-cell office:value-type="float" office:value="3.380783E-015" calcext:value-type="float">
            <text:p>3.380783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339196" calcext:value-type="float">
            <text:p>0.000053392</text:p>
          </table:table-cell>
          <table:table-cell office:value-type="float" office:value="3.380783E-015" calcext:value-type="float">
            <text:p>3.380783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2046581" calcext:value-type="float">
            <text:p>0.000000002</text:p>
          </table:table-cell>
          <table:table-cell table:number-columns-repeated="23"/>
        </table:table-row>
        <table:table-row table:style-name="ro1">
          <table:table-cell office:value-type="float" office:value="1.585677E-015" calcext:value-type="float">
            <text:p>1.585677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390919" calcext:value-type="float">
            <text:p>5.390919E-05</text:p>
          </table:table-cell>
          <table:table-cell office:value-type="float" office:value="1.585677E-015" calcext:value-type="float">
            <text:p>1.585677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2015531" calcext:value-type="float">
            <text:p>0.000000002</text:p>
          </table:table-cell>
          <table:table-cell table:number-columns-repeated="23"/>
        </table:table-row>
        <table:table-row table:style-name="ro1">
          <table:table-cell office:value-type="float" office:value="0.0000000000000270163" calcext:value-type="float">
            <text:p>2.70163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2518733" calcext:value-type="float">
            <text:p>2.518733E-05</text:p>
          </table:table-cell>
          <table:table-cell office:value-type="float" office:value="0.0000000000000270163" calcext:value-type="float">
            <text:p>2.70163E-14</text:p>
          </table:table-cell>
          <table:table-cell office:value-type="float" office:value="0.1683444" calcext:value-type="float">
            <text:p>0.1683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2015471" calcext:value-type="float">
            <text:p>0.000000002</text:p>
          </table:table-cell>
          <table:table-cell table:number-columns-repeated="23"/>
        </table:table-row>
        <table:table-row table:style-name="ro1">
          <table:table-cell office:value-type="float" office:value="0.00000000000001946027" calcext:value-type="float">
            <text:p>1.946027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2608108" calcext:value-type="float">
            <text:p>2.608108E-05</text:p>
          </table:table-cell>
          <table:table-cell office:value-type="float" office:value="0.00000000000001946027" calcext:value-type="float">
            <text:p>1.946027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2015467" calcext:value-type="float">
            <text:p>0.000000002</text:p>
          </table:table-cell>
          <table:table-cell table:number-columns-repeated="23"/>
        </table:table-row>
        <table:table-row table:style-name="ro1">
          <table:table-cell office:value-type="float" office:value="0.00000000000001262381" calcext:value-type="float">
            <text:p>1.262381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3478616" calcext:value-type="float">
            <text:p>3.478616E-05</text:p>
          </table:table-cell>
          <table:table-cell office:value-type="float" office:value="0.00000000000001262381" calcext:value-type="float">
            <text:p>1.262381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1952389" calcext:value-type="float">
            <text:p>0.000000002</text:p>
          </table:table-cell>
          <table:table-cell table:number-columns-repeated="23"/>
        </table:table-row>
        <table:table-row table:style-name="ro1">
          <table:table-cell office:value-type="float" office:value="0.00000000000001262381" calcext:value-type="float">
            <text:p>1.262381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3478616" calcext:value-type="float">
            <text:p>3.478616E-05</text:p>
          </table:table-cell>
          <table:table-cell office:value-type="float" office:value="0.00000000000001262381" calcext:value-type="float">
            <text:p>1.262381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1877727" calcext:value-type="float">
            <text:p>1.877727E-09</text:p>
          </table:table-cell>
          <table:table-cell table:number-columns-repeated="23"/>
        </table:table-row>
        <table:table-row table:style-name="ro1">
          <table:table-cell office:value-type="float" office:value="8.293945E-015" calcext:value-type="float">
            <text:p>8.293945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4136178" calcext:value-type="float">
            <text:p>4.136178E-05</text:p>
          </table:table-cell>
          <table:table-cell office:value-type="float" office:value="8.293945E-015" calcext:value-type="float">
            <text:p>8.293945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1805354" calcext:value-type="float">
            <text:p>1.805354E-09</text:p>
          </table:table-cell>
          <table:table-cell table:number-columns-repeated="23"/>
        </table:table-row>
        <table:table-row table:style-name="ro1">
          <table:table-cell office:value-type="float" office:value="8.580082E-015" calcext:value-type="float">
            <text:p>8.580082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4056117" calcext:value-type="float">
            <text:p>4.056117E-05</text:p>
          </table:table-cell>
          <table:table-cell office:value-type="float" office:value="8.580082E-015" calcext:value-type="float">
            <text:p>8.580082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1805353" calcext:value-type="float">
            <text:p>1.805353E-09</text:p>
          </table:table-cell>
          <table:table-cell table:number-columns-repeated="23"/>
        </table:table-row>
        <table:table-row table:style-name="ro1">
          <table:table-cell office:value-type="float" office:value="0.0000000000003866751" calcext:value-type="float">
            <text:p>3.866751E-13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006955297" calcext:value-type="float">
            <text:p>6.955297E-07</text:p>
          </table:table-cell>
          <table:table-cell office:value-type="float" office:value="0.0000000000003866751" calcext:value-type="float">
            <text:p>3.866751E-13</text:p>
          </table:table-cell>
          <table:table-cell office:value-type="float" office:value="0.1683448" calcext:value-type="float">
            <text:p>0.1683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1554225" calcext:value-type="float">
            <text:p>1.554225E-09</text:p>
          </table:table-cell>
          <table:table-cell table:number-columns-repeated="23"/>
        </table:table-row>
        <table:table-row table:style-name="ro1">
          <table:table-cell office:value-type="float" office:value="0.00000000000005788106" calcext:value-type="float">
            <text:p>5.788106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01802762" calcext:value-type="float">
            <text:p>1.802762E-06</text:p>
          </table:table-cell>
          <table:table-cell office:value-type="float" office:value="0.00000000000005788106" calcext:value-type="float">
            <text:p>5.788106E-14</text:p>
          </table:table-cell>
          <table:table-cell office:value-type="float" office:value="0.1683444" calcext:value-type="float">
            <text:p>0.1683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1459594" calcext:value-type="float">
            <text:p>1.459594E-09</text:p>
          </table:table-cell>
          <table:table-cell table:number-columns-repeated="23"/>
        </table:table-row>
        <table:table-row table:style-name="ro1">
          <table:table-cell office:value-type="float" office:value="1.585677E-015" calcext:value-type="float">
            <text:p>1.585677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390919" calcext:value-type="float">
            <text:p>5.390919E-05</text:p>
          </table:table-cell>
          <table:table-cell office:value-type="float" office:value="1.585677E-015" calcext:value-type="float">
            <text:p>1.585677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1166299" calcext:value-type="float">
            <text:p>1.166299E-09</text:p>
          </table:table-cell>
          <table:table-cell table:number-columns-repeated="23"/>
        </table:table-row>
        <table:table-row table:style-name="ro1">
          <table:table-cell office:value-type="float" office:value="0.0000000000003865641" calcext:value-type="float">
            <text:p>3.865641E-13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007231075" calcext:value-type="float">
            <text:p>7.231075E-07</text:p>
          </table:table-cell>
          <table:table-cell office:value-type="float" office:value="0.0000000000003865641" calcext:value-type="float">
            <text:p>3.865641E-13</text:p>
          </table:table-cell>
          <table:table-cell office:value-type="float" office:value="0.1683448" calcext:value-type="float">
            <text:p>0.1683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9751795" calcext:value-type="float">
            <text:p>0.000000001</text:p>
          </table:table-cell>
          <table:table-cell table:number-columns-repeated="23"/>
        </table:table-row>
        <table:table-row table:style-name="ro1">
          <table:table-cell office:value-type="float" office:value="3.752679E-015" calcext:value-type="float">
            <text:p>3.752679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300158" calcext:value-type="float">
            <text:p>5.300158E-05</text:p>
          </table:table-cell>
          <table:table-cell office:value-type="float" office:value="3.752679E-015" calcext:value-type="float">
            <text:p>3.752679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8802806" calcext:value-type="float">
            <text:p>8.802806E-10</text:p>
          </table:table-cell>
          <table:table-cell table:number-columns-repeated="23"/>
        </table:table-row>
        <table:table-row table:style-name="ro1">
          <table:table-cell office:value-type="float" office:value="4.973925E-015" calcext:value-type="float">
            <text:p>4.973925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013856" calcext:value-type="float">
            <text:p>5.013856E-05</text:p>
          </table:table-cell>
          <table:table-cell office:value-type="float" office:value="4.973925E-015" calcext:value-type="float">
            <text:p>4.973925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053625" calcext:value-type="float">
            <text:p>7.053625E-10</text:p>
          </table:table-cell>
          <table:table-cell table:number-columns-repeated="23"/>
        </table:table-row>
        <table:table-row table:style-name="ro1">
          <table:table-cell office:value-type="float" office:value="0.00000000000002868643" calcext:value-type="float">
            <text:p>2.868643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174599" calcext:value-type="float">
            <text:p>1.74599E-05</text:p>
          </table:table-cell>
          <table:table-cell office:value-type="float" office:value="0.00000000000002868643" calcext:value-type="float">
            <text:p>2.868643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959022" calcext:value-type="float">
            <text:p>5.959022E-10</text:p>
          </table:table-cell>
          <table:table-cell table:number-columns-repeated="23"/>
        </table:table-row>
        <table:table-row table:style-name="ro1">
          <table:table-cell office:value-type="float" office:value="0.00000000000003733716" calcext:value-type="float">
            <text:p>3.733716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1719565" calcext:value-type="float">
            <text:p>1.719565E-05</text:p>
          </table:table-cell>
          <table:table-cell office:value-type="float" office:value="0.00000000000003733716" calcext:value-type="float">
            <text:p>3.733716E-14</text:p>
          </table:table-cell>
          <table:table-cell office:value-type="float" office:value="0.1683444" calcext:value-type="float">
            <text:p>0.1683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959022" calcext:value-type="float">
            <text:p>5.959022E-10</text:p>
          </table:table-cell>
          <table:table-cell table:number-columns-repeated="23"/>
        </table:table-row>
        <table:table-row table:style-name="ro1">
          <table:table-cell office:value-type="float" office:value="0.00000000000001946027" calcext:value-type="float">
            <text:p>1.946027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2608108" calcext:value-type="float">
            <text:p>2.608108E-05</text:p>
          </table:table-cell>
          <table:table-cell office:value-type="float" office:value="0.00000000000001946027" calcext:value-type="float">
            <text:p>1.946027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334149" calcext:value-type="float">
            <text:p>1.334149E-10</text:p>
          </table:table-cell>
          <table:table-cell table:number-columns-repeated="23"/>
        </table:table-row>
        <table:table-row table:style-name="ro1">
          <table:table-cell office:value-type="float" office:value="0.0000000000003866751" calcext:value-type="float">
            <text:p>3.866751E-13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006955297" calcext:value-type="float">
            <text:p>6.955297E-07</text:p>
          </table:table-cell>
          <table:table-cell office:value-type="float" office:value="0.0000000000003866751" calcext:value-type="float">
            <text:p>3.866751E-13</text:p>
          </table:table-cell>
          <table:table-cell office:value-type="float" office:value="0.1683448" calcext:value-type="float">
            <text:p>0.1683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219477" calcext:value-type="float">
            <text:p>6.219477E-11</text:p>
          </table:table-cell>
          <table:table-cell table:number-columns-repeated="23"/>
        </table:table-row>
        <table:table-row table:style-name="ro1">
          <table:table-cell office:value-type="float" office:value="0.0000000000003865641" calcext:value-type="float">
            <text:p>3.865641E-13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007231075" calcext:value-type="float">
            <text:p>7.231075E-07</text:p>
          </table:table-cell>
          <table:table-cell office:value-type="float" office:value="0.0000000000003865641" calcext:value-type="float">
            <text:p>3.865641E-13</text:p>
          </table:table-cell>
          <table:table-cell office:value-type="float" office:value="0.1683448" calcext:value-type="float">
            <text:p>0.1683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219471" calcext:value-type="float">
            <text:p>6.219471E-11</text:p>
          </table:table-cell>
          <table:table-cell table:number-columns-repeated="23"/>
        </table:table-row>
        <table:table-row table:style-name="ro1">
          <table:table-cell office:value-type="float" office:value="0.00000000000001748136" calcext:value-type="float">
            <text:p>1.748136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3090066" calcext:value-type="float">
            <text:p>3.090066E-05</text:p>
          </table:table-cell>
          <table:table-cell office:value-type="float" office:value="0.00000000000001748136" calcext:value-type="float">
            <text:p>1.748136E-14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917589" calcext:value-type="float">
            <text:p>2.917589E-11</text:p>
          </table:table-cell>
          <table:table-cell table:number-columns-repeated="23"/>
        </table:table-row>
        <table:table-row table:style-name="ro1">
          <table:table-cell office:value-type="float" office:value="0.0000000000003865641" calcext:value-type="float">
            <text:p>3.865641E-13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007231075" calcext:value-type="float">
            <text:p>7.231075E-07</text:p>
          </table:table-cell>
          <table:table-cell office:value-type="float" office:value="0.0000000000003865641" calcext:value-type="float">
            <text:p>3.865641E-13</text:p>
          </table:table-cell>
          <table:table-cell office:value-type="float" office:value="0.1683448" calcext:value-type="float">
            <text:p>0.1683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44639E-015" calcext:value-type="float">
            <text:p>2.844639E-15</text:p>
          </table:table-cell>
          <table:table-cell table:number-columns-repeated="23"/>
        </table:table-row>
        <table:table-row table:style-name="ro1">
          <table:table-cell office:value-type="float" office:value="8.580082E-015" calcext:value-type="float">
            <text:p>8.580082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4056117" calcext:value-type="float">
            <text:p>4.056117E-05</text:p>
          </table:table-cell>
          <table:table-cell office:value-type="float" office:value="8.580082E-015" calcext:value-type="float">
            <text:p>8.580082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8305E-015" calcext:value-type="float">
            <text:p>1.148305E-15</text:p>
          </table:table-cell>
          <table:table-cell table:number-columns-repeated="23"/>
        </table:table-row>
        <table:table-row table:style-name="ro1">
          <table:table-cell office:value-type="float" office:value="3.752679E-015" calcext:value-type="float">
            <text:p>3.752679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300158" calcext:value-type="float">
            <text:p>5.300158E-05</text:p>
          </table:table-cell>
          <table:table-cell office:value-type="float" office:value="3.752679E-015" calcext:value-type="float">
            <text:p>3.752679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18274E-016" calcext:value-type="float">
            <text:p>2.818274E-16</text:p>
          </table:table-cell>
          <table:table-cell table:number-columns-repeated="23"/>
        </table:table-row>
        <table:table-row table:style-name="ro1">
          <table:table-cell office:value-type="float" office:value="4.973925E-015" calcext:value-type="float">
            <text:p>4.973925E-15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5013856" calcext:value-type="float">
            <text:p>5.013856E-05</text:p>
          </table:table-cell>
          <table:table-cell office:value-type="float" office:value="4.973925E-015" calcext:value-type="float">
            <text:p>4.973925E-15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30251E-017" calcext:value-type="float">
            <text:p>7.830251E-17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6958877" calcext:value-type="float">
            <text:p>6.958877E-05</text:p>
          </table:table-cell>
          <table:table-cell office:value-type="float" office:value="0" calcext:value-type="float">
            <text:p>0</text:p>
          </table:table-cell>
          <table:table-cell office:value-type="float" office:value="0.1683443" calcext:value-type="float">
            <text:p>0.168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51068E-017" calcext:value-type="float">
            <text:p>1.051068E-17</text:p>
          </table:table-cell>
          <table:table-cell table:number-columns-repeated="23"/>
        </table:table-row>
        <table:table-row table:style-name="ro1">
          <table:table-cell office:value-type="float" office:value="0.0000000000000270163" calcext:value-type="float">
            <text:p>2.70163E-14</text:p>
          </table:table-cell>
          <table:table-cell office:value-type="float" office:value="1.168344" calcext:value-type="float">
            <text:p>1.168344</text:p>
          </table:table-cell>
          <table:table-cell office:value-type="float" office:value="0.00002518733" calcext:value-type="float">
            <text:p>2.518733E-05</text:p>
          </table:table-cell>
          <table:table-cell office:value-type="float" office:value="0.0000000000000270163" calcext:value-type="float">
            <text:p>2.70163E-14</text:p>
          </table:table-cell>
          <table:table-cell office:value-type="float" office:value="0.1683444" calcext:value-type="float">
            <text:p>0.1683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5035687" calcext:value-type="float">
            <text:p>0.5035687</text:p>
          </table:table-cell>
          <table:table-cell office:value-type="float" office:value="0.6722981" calcext:value-type="float">
            <text:p>0.6722981</text:p>
          </table:table-cell>
          <table:table-cell office:value-type="float" office:value="0.9650936" calcext:value-type="float">
            <text:p>0.9650936</text:p>
          </table:table-cell>
          <table:table-cell office:value-type="float" office:value="0.5035687" calcext:value-type="float">
            <text:p>0.5035687</text:p>
          </table:table-cell>
          <table:table-cell office:value-type="float" office:value="0.5580727" calcext:value-type="float">
            <text:p>0.5580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7385165" calcext:value-type="float">
            <text:p>0.7385165</text:p>
          </table:table-cell>
          <table:table-cell office:value-type="float" office:value="0.4853085" calcext:value-type="float">
            <text:p>0.4853085</text:p>
          </table:table-cell>
          <table:table-cell office:value-type="float" office:value="5.18995" calcext:value-type="float">
            <text:p>5.18995</text:p>
          </table:table-cell>
          <table:table-cell office:value-type="float" office:value="0.7385165" calcext:value-type="float">
            <text:p>0.7385165</text:p>
          </table:table-cell>
          <table:table-cell office:value-type="float" office:value="0.5579586" calcext:value-type="float">
            <text:p>0.5579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1686017" calcext:value-type="float">
            <text:p>0.01686017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09678282" calcext:value-type="float">
            <text:p>0.09678282</text:p>
          </table:table-cell>
          <table:table-cell office:value-type="float" office:value="0.01686017" calcext:value-type="float">
            <text:p>0.01686017</text:p>
          </table:table-cell>
          <table:table-cell office:value-type="float" office:value="0.1631812" calcext:value-type="float">
            <text:p>0.1631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01686017" calcext:value-type="float">
            <text:p>0.01686017</text:p>
          </table:table-cell>
          <table:table-cell office:value-type="float" office:value="1.02314" calcext:value-type="float">
            <text:p>1.02314</text:p>
          </table:table-cell>
          <table:table-cell office:value-type="float" office:value="0.09678282" calcext:value-type="float">
            <text:p>0.09678282</text:p>
          </table:table-cell>
          <table:table-cell office:value-type="float" office:value="0.01686017" calcext:value-type="float">
            <text:p>0.01686017</text:p>
          </table:table-cell>
          <table:table-cell office:value-type="float" office:value="0.1631812" calcext:value-type="float">
            <text:p>0.1631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.8359254" calcext:value-type="float">
            <text:p>0.8359254</text:p>
          </table:table-cell>
          <table:table-cell office:value-type="float" office:value="0.4492331" calcext:value-type="float">
            <text:p>0.4492331</text:p>
          </table:table-cell>
          <table:table-cell office:value-type="float" office:value="2.352193" calcext:value-type="float">
            <text:p>2.352193</text:p>
          </table:table-cell>
          <table:table-cell office:value-type="float" office:value="0.8359254" calcext:value-type="float">
            <text:p>0.8359254</text:p>
          </table:table-cell>
          <table:table-cell office:value-type="float" office:value="0.6089627" calcext:value-type="float">
            <text:p>0.60896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02:03.729060909</dc:date>
    <meta:editing-duration>PT35S</meta:editing-duration>
    <meta:editing-cycles>1</meta:editing-cycles>
    <meta:document-statistic meta:table-count="1" meta:cell-count="8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3.75cm" svg:y="4.204cm" style:legend-expansion="high" chart:style-name="ch2"/>
        <chart:plot-area chart:style-name="ch3" table:cell-range-address="best_pop.A3:best_pop.B102" svg:x="0.32cm" svg:y="0.18cm" svg:width="13.11cm" svg:height="8.646cm">
          <chartooo:coordinate-region svg:x="1.047cm" svg:y="0.38cm" svg:width="12.28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84949">
                <text:p>0.9184949</text:p>
                <draw:g>
                  <svg:desc>best_pop.A3:best_pop.A102</svg:desc>
                </draw:g>
              </table:table-cell>
              <table:table-cell office:value-type="float" office:value="0.3925627">
                <text:p>0.3925627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64286">
                <text:p>0.2064286</text:p>
              </table:table-cell>
              <table:table-cell office:value-type="float" office:value="0.9435356">
                <text:p>0.9435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66992">
                <text:p>0.5966992</text:p>
              </table:table-cell>
              <table:table-cell office:value-type="float" office:value="0.6305558">
                <text:p>0.6305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04312772">
                <text:p>0.0000000000004312772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86017">
                <text:p>0.01686017</text:p>
              </table:table-cell>
              <table:table-cell office:value-type="float" office:value="1.02314">
                <text:p>1.02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88987">
                <text:p>0.6588987</text:p>
              </table:table-cell>
              <table:table-cell office:value-type="float" office:value="0.5458312">
                <text:p>0.5458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59254">
                <text:p>0.8359254</text:p>
              </table:table-cell>
              <table:table-cell office:value-type="float" office:value="0.4492331">
                <text:p>0.4492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34226">
                <text:p>0.3534226</text:p>
              </table:table-cell>
              <table:table-cell office:value-type="float" office:value="0.8057051">
                <text:p>0.8057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68774">
                <text:p>0.4268774</text:p>
              </table:table-cell>
              <table:table-cell office:value-type="float" office:value="0.736912">
                <text:p>0.736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34226">
                <text:p>0.3534226</text:p>
              </table:table-cell>
              <table:table-cell office:value-type="float" office:value="0.8057051">
                <text:p>0.8057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68774">
                <text:p>0.4268774</text:p>
              </table:table-cell>
              <table:table-cell office:value-type="float" office:value="0.736912">
                <text:p>0.736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251">
                <text:p>0.120251</text:p>
              </table:table-cell>
              <table:table-cell office:value-type="float" office:value="0.9953492">
                <text:p>0.9953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0251">
                <text:p>0.120251</text:p>
              </table:table-cell>
              <table:table-cell office:value-type="float" office:value="0.9953492">
                <text:p>0.9953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88987">
                <text:p>0.6588987</text:p>
              </table:table-cell>
              <table:table-cell office:value-type="float" office:value="0.5458312">
                <text:p>0.5458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59254">
                <text:p>0.8359254</text:p>
              </table:table-cell>
              <table:table-cell office:value-type="float" office:value="0.4492331">
                <text:p>0.4492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86017">
                <text:p>0.01686017</text:p>
              </table:table-cell>
              <table:table-cell office:value-type="float" office:value="1.02314">
                <text:p>1.02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85165">
                <text:p>0.7385165</text:p>
              </table:table-cell>
              <table:table-cell office:value-type="float" office:value="0.4853085">
                <text:p>0.4853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35687">
                <text:p>0.5035687</text:p>
              </table:table-cell>
              <table:table-cell office:value-type="float" office:value="0.6722981">
                <text:p>0.6722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42788">
                <text:p>0.2842788</text:p>
              </table:table-cell>
              <table:table-cell office:value-type="float" office:value="0.8804162">
                <text:p>0.8804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83785">
                <text:p>0.9183785</text:p>
              </table:table-cell>
              <table:table-cell office:value-type="float" office:value="0.3926397">
                <text:p>0.3926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85165">
                <text:p>0.7385165</text:p>
              </table:table-cell>
              <table:table-cell office:value-type="float" office:value="0.4853085">
                <text:p>0.4853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41506">
                <text:p>0.2841506</text:p>
              </table:table-cell>
              <table:table-cell office:value-type="float" office:value="0.8805655">
                <text:p>0.8805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35687">
                <text:p>0.5035687</text:p>
              </table:table-cell>
              <table:table-cell office:value-type="float" office:value="0.6722981">
                <text:p>0.6722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35687">
                <text:p>0.5035687</text:p>
              </table:table-cell>
              <table:table-cell office:value-type="float" office:value="0.6722981">
                <text:p>0.6722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41506">
                <text:p>0.2841506</text:p>
              </table:table-cell>
              <table:table-cell office:value-type="float" office:value="0.8805655">
                <text:p>0.8805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385165">
                <text:p>0.7385165</text:p>
              </table:table-cell>
              <table:table-cell office:value-type="float" office:value="0.4853085">
                <text:p>0.4853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42788">
                <text:p>0.2842788</text:p>
              </table:table-cell>
              <table:table-cell office:value-type="float" office:value="0.8804162">
                <text:p>0.8804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83785">
                <text:p>0.9183785</text:p>
              </table:table-cell>
              <table:table-cell office:value-type="float" office:value="0.3926397">
                <text:p>0.3926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66992">
                <text:p>0.5966992</text:p>
              </table:table-cell>
              <table:table-cell office:value-type="float" office:value="0.6305558">
                <text:p>0.6305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35687">
                <text:p>0.5035687</text:p>
              </table:table-cell>
              <table:table-cell office:value-type="float" office:value="0.6722981">
                <text:p>0.6722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66992">
                <text:p>0.5966992</text:p>
              </table:table-cell>
              <table:table-cell office:value-type="float" office:value="0.6305558">
                <text:p>0.63055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85165">
                <text:p>0.7385165</text:p>
              </table:table-cell>
              <table:table-cell office:value-type="float" office:value="0.4853085">
                <text:p>0.4853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686017">
                <text:p>0.01686017</text:p>
              </table:table-cell>
              <table:table-cell office:value-type="float" office:value="1.02314">
                <text:p>1.023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42787">
                <text:p>0.2842787</text:p>
              </table:table-cell>
              <table:table-cell office:value-type="float" office:value="0.8804162">
                <text:p>0.8804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42787">
                <text:p>0.2842787</text:p>
              </table:table-cell>
              <table:table-cell office:value-type="float" office:value="0.8804162">
                <text:p>0.8804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00005788106">
                <text:p>0.00000000000005788106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00003733716">
                <text:p>0.00000000000003733716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42787">
                <text:p>0.2842787</text:p>
              </table:table-cell>
              <table:table-cell office:value-type="float" office:value="0.8804162">
                <text:p>0.88041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42788">
                <text:p>0.2842788</text:p>
              </table:table-cell>
              <table:table-cell office:value-type="float" office:value="0.8804162">
                <text:p>0.88041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319E-016">
                <text:p>3.6319E-016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42787">
                <text:p>0.2842787</text:p>
              </table:table-cell>
              <table:table-cell office:value-type="float" office:value="0.8804162">
                <text:p>0.8804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0000002709276">
                <text:p>0.00000000000002709276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50134E-016">
                <text:p>2.550134E-016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30801E-017">
                <text:p>1.930801E-017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47815E-015">
                <text:p>7.247815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000001940688">
                <text:p>0.00000000000001940688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000001748136">
                <text:p>0.00000000000001748136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30566E-015">
                <text:p>1.030566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000000270163">
                <text:p>0.0000000000000270163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293945E-015">
                <text:p>8.293945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0000001068951">
                <text:p>0.00000000000001068951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36484E-017">
                <text:p>3.136484E-017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000001347637">
                <text:p>0.00000000000001347637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0000002868643">
                <text:p>0.00000000000002868643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117766E-015">
                <text:p>5.117766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07043E-015">
                <text:p>5.307043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580082E-015">
                <text:p>8.580082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0000001747029">
                <text:p>0.00000000000001747029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63632E-015">
                <text:p>1.363632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000001124462">
                <text:p>0.00000000000001124462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000001179973">
                <text:p>0.00000000000001179973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270393E-015">
                <text:p>4.270393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73925E-015">
                <text:p>4.973925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70393E-015">
                <text:p>4.270393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52679E-015">
                <text:p>3.752679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418065E-015">
                <text:p>5.418065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00003813385">
                <text:p>0.000000000000381338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80783E-015">
                <text:p>3.380783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5677E-015">
                <text:p>1.585677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00000270163">
                <text:p>0.0000000000000270163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000001946027">
                <text:p>0.00000000000001946027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000001262381">
                <text:p>0.00000000000001262381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000001262381">
                <text:p>0.00000000000001262381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93945E-015">
                <text:p>8.293945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580082E-015">
                <text:p>8.580082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00003866751">
                <text:p>0.0000000000003866751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000005788106">
                <text:p>0.00000000000005788106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5677E-015">
                <text:p>1.585677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0003865641">
                <text:p>0.0000000000003865641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52679E-015">
                <text:p>3.752679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73925E-015">
                <text:p>4.973925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000002868643">
                <text:p>0.00000000000002868643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000003733716">
                <text:p>0.00000000000003733716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000001946027">
                <text:p>0.00000000000001946027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00003866751">
                <text:p>0.0000000000003866751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00003865641">
                <text:p>0.0000000000003865641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000001748136">
                <text:p>0.00000000000001748136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0003865641">
                <text:p>0.0000000000003865641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80082E-015">
                <text:p>8.580082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52679E-015">
                <text:p>3.752679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973925E-015">
                <text:p>4.973925E-015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00000270163">
                <text:p>0.0000000000000270163</text:p>
              </table:table-cell>
              <table:table-cell office:value-type="float" office:value="1.168344">
                <text:p>1.168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35687">
                <text:p>0.5035687</text:p>
              </table:table-cell>
              <table:table-cell office:value-type="float" office:value="0.6722981">
                <text:p>0.67229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85165">
                <text:p>0.7385165</text:p>
              </table:table-cell>
              <table:table-cell office:value-type="float" office:value="0.4853085">
                <text:p>0.48530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686017">
                <text:p>0.01686017</text:p>
              </table:table-cell>
              <table:table-cell office:value-type="float" office:value="1.02314">
                <text:p>1.023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686017">
                <text:p>0.01686017</text:p>
              </table:table-cell>
              <table:table-cell office:value-type="float" office:value="1.02314">
                <text:p>1.02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59254">
                <text:p>0.8359254</text:p>
              </table:table-cell>
              <table:table-cell office:value-type="float" office:value="0.4492331">
                <text:p>0.4492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